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/>
          <table:table-cell table:number-columns-repeated="1011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6:Sheet1.AMJ7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8-13T20:32:30.848522706</dc:date>
    <meta:editing-duration>P10DT5H52M7S</meta:editing-duration>
    <meta:editing-cycles>814</meta:editing-cycles>
    <meta:generator>LibreOffice/7.4.7.2$Linux_X86_64 LibreOffice_project/40$Build-2</meta:generator>
    <meta:document-statistic meta:table-count="1" meta:cell-count="6445" meta:object-count="0"/>
  </office:meta>
</office:document-meta>
</file>